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34a97" officeooo:paragraph-rsid="00034a97"/>
    </style:style>
    <style:style style:name="P2" style:family="paragraph" style:parent-style-name="Standard">
      <style:text-properties fo:color="#6a9955" loext:opacity="100%" fo:font-weight="normal" officeooo:rsid="0002fc5b" officeooo:paragraph-rsid="0002fc5b" fo:background-color="#1f1f1f" style:font-weight-asian="normal" style:font-weight-complex="normal"/>
    </style:style>
    <style:style style:name="P3" style:family="paragraph" style:parent-style-name="Standard">
      <style:paragraph-properties fo:margin-left="0cm" fo:margin-right="0cm" fo:text-indent="0cm" style:auto-text-indent="false"/>
      <style:text-properties fo:background-color="#1f1f1f"/>
    </style:style>
    <style:style style:name="P4" style:family="paragraph" style:parent-style-name="Standard">
      <style:paragraph-properties fo:margin-left="0cm" fo:margin-right="0cm" fo:text-indent="0cm" style:auto-text-indent="false"/>
      <style:text-properties fo:color="#c586c0" loext:opacity="100%" fo:background-color="#1f1f1f"/>
    </style:style>
    <style:style style:name="P5" style:family="paragraph" style:parent-style-name="Standard">
      <style:paragraph-properties fo:margin-left="0cm" fo:margin-right="0cm" fo:text-indent="0cm" style:auto-text-indent="false"/>
      <style:text-properties fo:color="#cccccc" loext:opacity="100%" fo:background-color="#1f1f1f"/>
    </style:style>
    <style:style style:name="P6" style:family="paragraph" style:parent-style-name="Standard">
      <style:paragraph-properties fo:margin-left="0cm" fo:margin-right="0cm" fo:text-indent="0cm" style:auto-text-indent="false"/>
      <style:text-properties fo:color="#cccccc" loext:opacity="100%" officeooo:paragraph-rsid="00034a97" fo:background-color="#1f1f1f"/>
    </style:style>
    <style:style style:name="P7" style:family="paragraph" style:parent-style-name="Text_20_body">
      <style:text-properties officeooo:rsid="0002fc5b" officeooo:paragraph-rsid="0002fc5b"/>
    </style:style>
    <style:style style:name="P8" style:family="paragraph" style:parent-style-name="Text_20_body" style:list-style-name="L1">
      <style:text-properties officeooo:rsid="0002fc5b" officeooo:paragraph-rsid="0002fc5b"/>
    </style:style>
    <style:style style:name="P9" style:family="paragraph" style:parent-style-name="Text_20_body" style:list-style-name="L2">
      <style:text-properties officeooo:rsid="0002fc5b" officeooo:paragraph-rsid="0002fc5b"/>
    </style:style>
    <style:style style:name="P10" style:family="paragraph" style:parent-style-name="Text_20_body">
      <style:text-properties officeooo:paragraph-rsid="0002fc5b"/>
    </style:style>
    <style:style style:name="P11" style:family="paragraph" style:parent-style-name="Text_20_body">
      <style:text-properties fo:font-weight="bold" officeooo:rsid="0002fc5b" officeooo:paragraph-rsid="0002fc5b" style:font-weight-asian="bold" style:font-weight-complex="bold"/>
    </style:style>
    <style:style style:name="P12" style:family="paragraph" style:parent-style-name="Text_20_body">
      <style:text-properties fo:font-weight="normal" officeooo:rsid="0002fc5b" officeooo:paragraph-rsid="0002fc5b" style:font-weight-asian="normal" style:font-weight-complex="normal"/>
    </style:style>
    <style:style style:name="P13" style:family="paragraph" style:parent-style-name="Text_20_body" style:list-style-name="L3">
      <style:text-properties fo:font-weight="normal" officeooo:rsid="0002fc5b" officeooo:paragraph-rsid="0002fc5b" style:font-weight-asian="normal" style:font-weight-complex="normal"/>
    </style:style>
    <style:style style:name="P14" style:family="paragraph" style:parent-style-name="Text_20_body">
      <style:text-properties fo:font-weight="normal" officeooo:rsid="00034a97" officeooo:paragraph-rsid="00034a97" style:font-weight-asian="normal" style:font-weight-complex="normal"/>
    </style:style>
    <style:style style:name="P15" style:family="paragraph" style:parent-style-name="Text_20_body" style:list-style-name="L4">
      <style:text-properties officeooo:paragraph-rsid="0002fc5b"/>
    </style:style>
    <style:style style:name="P16" style:family="paragraph" style:parent-style-name="Text_20_body">
      <style:text-properties officeooo:rsid="00034a97" officeooo:paragraph-rsid="00034a97"/>
    </style:style>
    <style:style style:name="P17" style:family="paragraph" style:parent-style-name="Text_20_body">
      <style:text-properties fo:font-style="normal" fo:font-weight="normal" officeooo:rsid="00034a97" officeooo:paragraph-rsid="00034a97" style:font-style-asian="normal" style:font-weight-asian="normal" style:font-style-complex="normal" style:font-weight-complex="normal"/>
    </style:style>
    <style:style style:name="T1" style:family="text">
      <style:text-properties officeooo:rsid="0002fc5b"/>
    </style:style>
    <style:style style:name="T2" style:family="text">
      <style:text-properties officeooo:rsid="0002fc5b" loext:padding="0cm" loext:border="none"/>
    </style:style>
    <style:style style:name="T3" style:family="text">
      <style:text-properties fo:font-weight="bold" style:font-weight-asian="bold" style:font-weight-complex="bold"/>
    </style:style>
    <style:style style:name="T4" style:family="text">
      <style:text-properties fo:font-weight="bold" officeooo:rsid="0002fc5b" style:font-weight-asian="bold" style:font-weight-complex="bold"/>
    </style:style>
    <style:style style:name="T5" style:family="text">
      <style:text-properties fo:font-weight="bold" officeooo:rsid="00034a9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02fc5b" style:font-weight-asian="normal" style:font-weight-complex="normal"/>
    </style:style>
    <style:style style:name="T9" style:family="text">
      <style:text-properties fo:font-weight="normal" officeooo:rsid="00034a97" style:font-weight-asian="normal" style:font-weight-complex="normal"/>
    </style:style>
    <style:style style:name="T10" style:family="text">
      <style:text-properties fo:color="#cccccc" loext:opacity="100%"/>
    </style:style>
    <style:style style:name="T11" style:family="text">
      <style:text-properties fo:color="#ce9178" loext:opacity="100%"/>
    </style:style>
    <style:style style:name="T12" style:family="text">
      <style:text-properties fo:color="#9cdcfe" loext:opacity="100%"/>
    </style:style>
    <style:style style:name="T13" style:family="text">
      <style:text-properties fo:color="#d4d4d4" loext:opacity="100%"/>
    </style:style>
    <style:style style:name="T14" style:family="text">
      <style:text-properties fo:color="#dcdcaa" loext:opacity="100%"/>
    </style:style>
    <style:style style:name="T15" style:family="text">
      <style:text-properties fo:color="#569cd6" loext:opacity="100%"/>
    </style:style>
    <style:style style:name="T16" style:family="text">
      <style:text-properties fo:color="#c586c0" loext:opacity="100%"/>
    </style:style>
    <style:style style:name="T17" style:family="text">
      <style:text-properties officeooo:rsid="00034a97"/>
    </style:style>
    <style:style style:name="T18" style:family="text">
      <style:text-properties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ux cheat-sheet</text:p>
      <text:p text:style-name="Text_20_body"/>
      <text:p text:style-name="P7">In Linux/Unix much we (can) do is done on the command-line shell (bash, sh, ksh,..). Why? Because it’s fast, scriptable, composable and consistent.</text:p>
      <text:h text:style-name="Heading_20_1" text:outline-level="1">The most important command</text:h>
      <text:p text:style-name="P7"><text:span text:style-name="T5">m</text:span><text:span text:style-name="T3">an &lt;</text:span><text:span text:style-name="T9">command</text:span><text:span text:style-name="T3">&gt;</text:span>: get help about a command (<text:span text:style-name="T6">man</text:span>ual <text:span text:style-name="T17">entry</text:span>). The man-pages of a command, if and when they exist give information about</text:p>
      <text:list text:style-name="L1">
        <text:list-item>
          <text:p text:style-name="P8">what the command does</text:p>
        </text:list-item>
        <text:list-item>
          <text:p text:style-name="P8">what parameters the command accepts</text:p>
        </text:list-item>
        <text:list-item>
          <text:p text:style-name="P8">errors/exceptions</text:p>
        </text:list-item>
        <text:list-item>
          <text:p text:style-name="P8">examples (sometimes)</text:p>
        </text:list-item>
      </text:list>
      <text:p text:style-name="P10"><text:span text:style-name="T1">Many of the commands in Linux have a </text:span><text:span text:style-name="T3">-h</text:span><text:span text:style-name="T1">/</text:span><text:span text:style-name="T4">--help</text:span><text:span text:style-name="T1"> parameter, which also is a good first point of enquiry.</text:span></text:p>
      <text:p text:style-name="P7">The man-pages also are available on the internet, but commands and parameters can slightly <text:span text:style-name="T17">vary</text:span> from Linux distribution and version, so what you find on the <text:span text:style-name="T17">w</text:span>eb might not actually work on your box.</text:p>
      <text:h text:style-name="Heading_20_1" text:outline-level="1">Configure your own shell</text:h>
      <text:p text:style-name="P7">Many commands used in the shell take many optional and mandatory parameters that modify what is done, how output is displayed etc. You will find the more you use the shell the more you will repeat similar commands. Often the commands use a lot of parameters or have non-expressive names etc. If you want to avoid retyping stuff or just give yourself mental clues you can create shortcuts by creating aliases.</text:p>
      <text:p text:style-name="P7"><text:span text:style-name="T3">alias</text:span>: give (a set of) commands a name</text:p>
      <text:h text:style-name="Heading_20_2" text:outline-level="2">Example</text:h>
      <text:p text:style-name="P7">The <text:span text:style-name="T3">ls</text:span><text:span text:style-name="T7"> command in its pure form (without parameters) lists files and directories in the current directory as a tab-separated list of strings without any information about the file-system objects apart from their names. This might be sufficient for some purposes, but often we are interested in </text:span></text:p>
      <text:list text:style-name="L2">
        <text:list-item>
          <text:p text:style-name="P9"><text:span text:style-name="T7">type of object (file, directory, ...)</text:span></text:p>
        </text:list-item>
        <text:list-item>
          <text:p text:style-name="P9"><text:span text:style-name="T7">access rights</text:span></text:p>
        </text:list-item>
        <text:list-item>
          <text:p text:style-name="P9"><text:span text:style-name="T7">owner</text:span></text:p>
        </text:list-item>
        <text:list-item>
          <text:p text:style-name="P9"><text:span text:style-name="T7">…</text:span></text:p>
        </text:list-item>
      </text:list>
      <text:p text:style-name="P7"><text:span text:style-name="T7">You might normally want to see the name-list annotated/coloured which you can do by e.g: </text:span></text:p>
      <text:p text:style-name="P7"><text:soft-page-break/><text:span text:style-name="T3">ls -F -a -s -l </text:span><text:span text:style-name="T7">(but do you really always want to type this?)</text:span></text:p>
      <text:p text:style-name="P7"><text:span text:style-name="T7">By defining an alias you can save yourself from forgetting parameters.</text:span></text:p>
      <text:p text:style-name="P11">alias l=”ls -F -a -s -l”</text:p>
      <text:p text:style-name="P12">Now if you type <text:span text:style-name="T3">l </text:span>on the command line the command <text:s/><text:span text:style-name="T3">ls -F -a -s -l </text:span>will be executed.</text:p>
      <text:p text:style-name="P12">Caveat: The name of the alias can be any C/C++ style identifier, but you should take care not to <text:tab/>override any already existing command.</text:p>
      <text:p text:style-name="P12"><text:tab/>The command <text:span text:style-name="T3">which</text:span> will give the path of a command <text:span text:style-name="T17">and</text:span> the command <text:span text:style-name="T3">alias</text:span> without <text:tab/>parameters gives you a list of all currently defined aliases. Use both commands to determine <text:tab/>whether an alias would override an existing command.</text:p>
      <text:h text:style-name="Heading_20_2" text:outline-level="2">Make aliases permanent</text:h>
      <text:p text:style-name="P12">If you create the alias command on the command line the alias will be known in the current shell only and only until you quit the current shell. When you start a new shell your alias will be gone.</text:p>
      <text:p text:style-name="P12">When bash shell starts it executes a few files if present (other shells have similar files). In bash there are 2 hidden files located in each user’s home-directory: <text:span text:style-name="T3">.bashrc </text:span>and <text:span text:style-name="T3">.bash_aliases</text:span></text:p>
      <text:p text:style-name="P12">Those files are batch files executing each shell command in turn. The .bashrc file usually checks for the existence of the .bash_aliases file and executes it, so under normal circumstances <text:span text:style-name="T3">.bash_aliases</text:span> is the only file you need to modify. If it is not present then you can create it. The file .bash_aliases is intended for users to modify their environment.</text:p>
      <text:p text:style-name="P12">Add here</text:p>
      <text:list text:style-name="L3">
        <text:list-item>
          <text:p text:style-name="P13">Environment-variables</text:p>
        </text:list-item>
        <text:list-item>
          <text:p text:style-name="P13">aliases</text:p>
        </text:list-item>
        <text:list-item>
          <text:p text:style-name="P13">functions</text:p>
        </text:list-item>
        <text:list-item>
          <text:p text:style-name="P13">sometimes start commands – e.g. use it to start a python virtual environment</text:p>
        </text:list-item>
      </text:list>
      <text:p text:style-name="P12">Example .bash_aliases</text:p>
      <text:p text:style-name="P2">#!/usr/bin/bash</text:p>
      <text:p text:style-name="P3"><text:span text:style-name="T10">[[ </text:span><text:span text:style-name="T11">"</text:span><text:span text:style-name="T12">${0}</text:span><text:span text:style-name="T11">"</text:span><text:span text:style-name="T10"> </text:span><text:span text:style-name="T13">!=</text:span><text:span text:style-name="T10"> </text:span><text:span text:style-name="T11">"${</text:span><text:span text:style-name="T12">BASH_SOURCE</text:span><text:span text:style-name="T11">[0]}"</text:span><text:span text:style-name="T10"> ]] &amp;&amp; </text:span><text:span text:style-name="T12">THIS_FILE</text:span><text:span text:style-name="T13">=</text:span><text:span text:style-name="T11">"${</text:span><text:span text:style-name="T12">BASH_SOURCE</text:span><text:span text:style-name="T11">[0]}"</text:span><text:span text:style-name="T10"> </text:span><text:span text:style-name="T13">||</text:span><text:span text:style-name="T10"> </text:span><text:span text:style-name="T12">THIS_FILE</text:span><text:span text:style-name="T13">=</text:span><text:span text:style-name="T11">"</text:span><text:span text:style-name="T12">${0}</text:span><text:span text:style-name="T11">"</text:span></text:p>
      <text:p text:style-name="P3"><text:span text:style-name="T12">THIS_DIR</text:span><text:span text:style-name="T13">=</text:span><text:span text:style-name="T11">$(</text:span><text:span text:style-name="T14">realpath</text:span><text:span text:style-name="T11"> "$(</text:span><text:span text:style-name="T14">dirname</text:span><text:span text:style-name="T11"> ${</text:span><text:span text:style-name="T12">THIS_FILE</text:span><text:span text:style-name="T11">})")</text:span></text:p>
      <text:p text:style-name="P3"><text:span text:style-name="T15">alias</text:span><text:span text:style-name="T10"> </text:span><text:span text:style-name="T12">l</text:span><text:span text:style-name="T13">=</text:span><text:span text:style-name="T11">"ls -Fax"</text:span></text:p>
      <text:p text:style-name="P3"><text:span text:style-name="T15">alias</text:span><text:span text:style-name="T10"> </text:span><text:span text:style-name="T12">ll</text:span><text:span text:style-name="T13">=</text:span><text:span text:style-name="T11">"ls -Fasl"</text:span></text:p>
      <text:p text:style-name="P3"><text:span text:style-name="T15">alias</text:span><text:span text:style-name="T10"> </text:span><text:span text:style-name="T12">v</text:span><text:span text:style-name="T13">=</text:span><text:span text:style-name="T10">vim</text:span></text:p>
      <text:p text:style-name="P3"><text:span text:style-name="T15">alias</text:span><text:span text:style-name="T10"> </text:span><text:span text:style-name="T12">m</text:span><text:span text:style-name="T13">=</text:span><text:span text:style-name="T10">less</text:span></text:p>
      <text:p text:style-name="P3"><text:span text:style-name="T15">alias</text:span><text:span text:style-name="T10"> </text:span><text:span text:style-name="T12">cls</text:span><text:span text:style-name="T13">=</text:span><text:span text:style-name="T10">clear</text:span></text:p>
      <text:p text:style-name="P3"><text:span text:style-name="T15">alias</text:span><text:span text:style-name="T10"> </text:span><text:span text:style-name="T12">findExe</text:span><text:span text:style-name="T13">=</text:span><text:span text:style-name="T11">"find . -perm -u+x -type f "</text:span></text:p>
      <text:p text:style-name="P3"><text:span text:style-name="T15">alias</text:span><text:span text:style-name="T10"> </text:span><text:span text:style-name="T12">h</text:span><text:span text:style-name="T13">=</text:span><text:span text:style-name="T10">history</text:span></text:p>
      <text:p text:style-name="P3"><text:span text:style-name="T11"/></text:p>
      <text:p text:style-name="P3"><text:span text:style-name="T15">function</text:span><text:span text:style-name="T10"> </text:span><text:span text:style-name="T14">addPath</text:span><text:span text:style-name="T10">() {</text:span></text:p>
      <text:p text:style-name="P3"><text:span text:style-name="T12">PATHS</text:span><text:span text:style-name="T13">=</text:span><text:span text:style-name="T11">$(</text:span><text:span text:style-name="T14">echo</text:span><text:span text:style-name="T11"> "${</text:span><text:span text:style-name="T12">PATH</text:span><text:span text:style-name="T11">}" </text:span><text:span text:style-name="T13">|</text:span><text:span text:style-name="T11"> </text:span><text:span text:style-name="T14">tr</text:span><text:span text:style-name="T11"> ':' '\ ')</text:span></text:p>
      <text:p text:style-name="P3"><text:span text:style-name="T12">DONT_ADD</text:span><text:span text:style-name="T13">=</text:span><text:span text:style-name="T11">FALSE</text:span></text:p>
      <text:p text:style-name="P3"><text:span text:style-name="T16">for</text:span><text:span text:style-name="T10"> </text:span><text:span text:style-name="T12">i</text:span><text:span text:style-name="T10"> </text:span><text:span text:style-name="T16">in</text:span><text:span text:style-name="T10"> ${</text:span><text:span text:style-name="T12">PATHS</text:span><text:span text:style-name="T10">} nomore; </text:span><text:span text:style-name="T16">do</text:span></text:p>
      <text:p text:style-name="P3"><text:soft-page-break/><text:span text:style-name="T16">if</text:span><text:span text:style-name="T10"> [ </text:span><text:span text:style-name="T11">"${</text:span><text:span text:style-name="T12">i</text:span><text:span text:style-name="T11">}"</text:span><text:span text:style-name="T10"> </text:span><text:span text:style-name="T13">=</text:span><text:span text:style-name="T10"> </text:span><text:span text:style-name="T11">"nomore"</text:span><text:span text:style-name="T10"> ]; </text:span><text:span text:style-name="T16">then</text:span></text:p>
      <text:p text:style-name="P4">break</text:p>
      <text:p text:style-name="P4">fi</text:p>
      <text:p text:style-name="P3"><text:span text:style-name="T16">if</text:span><text:span text:style-name="T10"> [ </text:span><text:span text:style-name="T11">"${</text:span><text:span text:style-name="T12">i</text:span><text:span text:style-name="T11">}"</text:span><text:span text:style-name="T10"> </text:span><text:span text:style-name="T13">=</text:span><text:span text:style-name="T10"> </text:span><text:span text:style-name="T11">"</text:span><text:span text:style-name="T12">${1}</text:span><text:span text:style-name="T11">"</text:span><text:span text:style-name="T10"> ]; </text:span><text:span text:style-name="T16">then</text:span></text:p>
      <text:p text:style-name="P3"><text:span text:style-name="T12">DONT_ADD</text:span><text:span text:style-name="T13">=</text:span><text:span text:style-name="T11">TRUE</text:span></text:p>
      <text:p text:style-name="P4">fi</text:p>
      <text:p text:style-name="P4">done</text:p>
      <text:p text:style-name="P3"><text:span text:style-name="T16">if</text:span><text:span text:style-name="T10"> [ </text:span><text:span text:style-name="T11">"${</text:span><text:span text:style-name="T12">DONT_ADD</text:span><text:span text:style-name="T11">}"</text:span><text:span text:style-name="T10"> </text:span><text:span text:style-name="T13">=</text:span><text:span text:style-name="T10"> </text:span><text:span text:style-name="T11">"FALSE"</text:span><text:span text:style-name="T10"> ]; </text:span><text:span text:style-name="T16">then</text:span></text:p>
      <text:p text:style-name="P3"><text:span text:style-name="T15">export</text:span><text:span text:style-name="T10"> </text:span><text:span text:style-name="T12">PATH</text:span><text:span text:style-name="T13">=</text:span><text:span text:style-name="T11">"${</text:span><text:span text:style-name="T12">PATH</text:span><text:span text:style-name="T11">}:</text:span><text:span text:style-name="T12">${1}</text:span><text:span text:style-name="T11">"</text:span></text:p>
      <text:p text:style-name="P4">fi</text:p>
      <text:p text:style-name="P5">}</text:p>
      <text:p text:style-name="P6"/>
      <text:h text:style-name="P1" text:outline-level="1">Linux commands return value</text:h>
      <text:p text:style-name="P16">Each and every Linux command will return an integral return value, whether one is explicitly specified or not. The default value is zero (0) and is interpreted as “The command completed successfully”. Any value returned that is not equal to zero is interpreted as “An error occurred during execution of the command”</text:p>
      <text:p text:style-name="P16">The output value of an operation is captured in a special sell variable <text:span text:style-name="T3">$?</text:span></text:p>
      <text:h text:style-name="Heading_20_2" text:outline-level="2">Example</text:h>
      <text:p text:style-name="P16"># assume folder /xxx/yyy/zzz does not existence</text:p>
      <text:p text:style-name="P16">ls <text:s/>/xxx/yyy/zzz</text:p>
      <text:p text:style-name="P16">ERROR_CODE=<text:span text:style-name="T3">$?</text:span></text:p>
      <text:p text:style-name="P14">echo “ERROR_CODE=${ERROR_CODE}” # this will write a line similar to <text:span text:style-name="T18">ERROR_CODE=2</text:span></text:p>
      <text:p text:style-name="P17">Most of the time the explicit value is not needed, see chapter below about command chaining.</text:p>
      <text:h text:style-name="Heading_20_1" text:outline-level="1">Directory operations</text:h>
      <text:p text:style-name="P7"><text:span text:style-name="T3">cd</text:span>: change directory. Without parameters go to the home directory</text:p>
      <text:p text:style-name="P7"><text:span text:style-name="T3">pushd</text:span>: change directory, similar to <text:span text:style-name="T3">cd</text:span>, put current directory on a stack</text:p>
      <text:p text:style-name="P7"><text:span text:style-name="T3">popd</text:span>: change back to the top directory on the stack</text:p>
      <text:p text:style-name="P7"><text:span text:style-name="T3">pwd</text:span>: complete path of the current directory</text:p>
      <text:p text:style-name="P7"><text:span text:style-name="T3">ls</text:span>:[&lt;dir&gt;]: list contents of directory dir</text:p>
      <text:p text:style-name="P7"><text:tab/>Important options:</text:p>
      <text:list text:style-name="L4">
        <text:list-item>
          <text:p text:style-name="P15">-<text:span text:style-name="T1">a: </text:span><text:span text:style-name="T2">Show all (including hidden)</text:span></text:p>
        </text:list-item>
        <text:list-item>
          <text:p text:style-name="P15"><text:span text:style-name="T2">-R: recursive into readable subdirectories</text:span></text:p>
        </text:list-item>
        <text:list-item>
          <text:p text:style-name="P15"><text:span text:style-name="T2">-t: sort by last modified</text:span></text:p>
        </text:list-item>
        <text:list-item>
          <text:p text:style-name="P15"><text:span text:style-name="T2">-l: long list format – shows ownership and access-rights</text:span></text:p>
        </text:list-item>
        <text:list-item>
          <text:p text:style-name="P15"><text:span text:style-name="T2">-1: list one file per line, handy for grep’ing and piping into other commands</text:span></text:p>
        </text:list-item>
      </text:list>
      <text:p text:style-name="P7"><text:soft-page-break/><text:span text:style-name="T3">mkdir &lt;</text:span><text:span text:style-name="T7">dir</text:span><text:span text:style-name="T3">&gt;</text:span>: make directory dir, if all directories in the given path exist except the last one. If you want to create a path and the current user has sufficient rights to do so, every directory in the path will be created.</text:p>
      <text:p text:style-name="P7">e.g.:</text:p>
      <text:p text:style-name="P11"><text:tab/>mkdir /home/myuser/this/is/my/new_directory<text:span text:style-name="T7"> will fail if any of the directory in the <text:tab/><text:tab/>path /home/myuser/this/is/my/ does not exist</text:span></text:p>
      <text:p text:style-name="P11"><text:tab/>mkdir -p /home/myuser/this/is/my/new_directory<text:span text:style-name="T7"> will succeed if all of the directories in <text:tab/>the path /home/myuser/this/is/my/ exist or can be created and are writable</text:span></text:p>
      <text:p text:style-name="P11"/>
      <text:h text:style-name="Heading_20_1" text:outline-level="1">Operation chaining</text:h>
      <text:p text:style-name="P7">On the command-line operations can be chained in a few different ways.</text:p>
      <text:h text:style-name="Heading_20_2" text:outline-level="2">Sequential execution</text:h>
      <text:p text:style-name="Text_20_body"><text:span text:style-name="T1">&lt;command1&gt;</text:span><text:span text:style-name="T4">;</text:span><text:span text:style-name="T1">&lt;command2&gt;</text:span><text:span text:style-name="T4">;</text:span><text:span text:style-name="T1">…</text:span><text:span text:style-name="T4">;</text:span><text:span text:style-name="T1">&lt;command_n&gt;: chaining with a semicolon will execute each of the given commands in turn. If any commands in the chain fails the next command is executed regardless</text:span></text:p>
      <text:p text:style-name="P10"><text:span text:style-name="T1">&lt;command1&gt;</text:span><text:span text:style-name="T4">&amp;&amp;</text:span><text:span text:style-name="T1">&lt;command2&gt;</text:span><text:span text:style-name="T4">&amp;&amp;</text:span><text:span text:style-name="T1">…</text:span><text:span text:style-name="T4">&amp;&amp;</text:span><text:span text:style-name="T1">&lt;command_n&gt;: chaining with a double ampersand (and) will execute each of the given commands in turn. If any commands in the chain fails </text:span><text:span text:style-name="T17">(i.e. if the return code of the command is not equal to zero) </text:span><text:span text:style-name="T1">the </text:span><text:span text:style-name="T4">execution stops</text:span></text:p>
      <text:p text:style-name="P10"><text:span text:style-name="T1">&lt;command1&gt;</text:span><text:span text:style-name="T4">||</text:span><text:span text:style-name="T1">&lt;command2&gt;</text:span><text:span text:style-name="T4">||</text:span><text:span text:style-name="T1">…</text:span><text:span text:style-name="T4">||</text:span><text:span text:style-name="T1">&lt;command_n&gt;: chaining with a double pipe (or) will try to execute </text:span><text:span text:style-name="T8">the commands from left to right and execution will</text:span><text:span text:style-name="T4"> stop at the first successfully completed command</text:span></text:p>
      <text:p text:style-name="P10"><text:span text:style-name="T1">&lt;command1&gt;</text:span><text:span text:style-name="T4">|</text:span><text:span text:style-name="T1">&lt;command2&gt;</text:span><text:span text:style-name="T4">|</text:span><text:span text:style-name="T1">…</text:span><text:span text:style-name="T4">|</text:span><text:span text:style-name="T1">&lt;command_n&gt;: chaining with a </text:span><text:span text:style-name="T4">single</text:span><text:span text:style-name="T1"> pipe will execute </text:span><text:span text:style-name="T8">the commands from left to right and the output of each command will be the input of the command to the right of the pipe</text:span></text:p>
      <text:h text:style-name="Heading_20_2" text:outline-level="2"><text:span text:style-name="T8">B</text:span><text:span text:style-name="T7">ackground execution</text:span></text:h>
      <text:p text:style-name="P16"><text:span text:style-name="T7">Unix had from its first incarnation the concept of multiple processes running concurrently (unlike DOS). To run a command in a background process just append a single ampersand after the command you want to execute (after any parameters that your command might take).</text:span></text:p>
      <text:p text:style-name="P16"><text:span text:style-name="T7">This will run the command in the background and lets you carry on doing something else on the command line.</text:span></text:p>
      <text:p text:style-name="P16"><text:span text:style-name="T7">A typical use-case for this is when you want to test a client/server application where the server processes requests in an infinite loop and the client sends a requests and finishes.</text:span></text:p>
      <text:p text:style-name="P16"><text:span text:style-name="T7"/></text:p>
      <text:p text:style-name="P16"><text:span text:style-name="T3">[]&gt; server –host localhost:4711 &amp; </text:span><text:span text:style-name="T7"># start the server in the background and return to the command-line</text:span></text:p>
      <text:p text:style-name="P16"><text:soft-page-break/><text:span text:style-name="T3">[]&gt; client –request ‘do something’ </text:span><text:span text:style-name="T7"># send request to server for processing</text:span></text:p>
      <text:p text:style-name="P16"><text:span text:style-name="T3">[]&gt;</text:span><text:span text:style-name="T7"> </text:span><text:span text:style-name="T3">client –request ‘do something else’ </text:span><text:span text:style-name="T7"># send request to server for processing</text:span></text:p>
      <text:p text:style-name="P16"><text:span text:style-name="T3">[]&gt; fg </text:span><text:span text:style-name="T7"># bring the server to the foreground then we can use Ctrl-C to terminate it</text:span></text:p>
      <text:p text:style-name="P14"><text:span text:style-name="T3"/></text:p>
      <text:p text:style-name="P16"><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10:31:46.843302170</meta:creation-date>
    <dc:date>2023-12-13T17:39:06.315045580</dc:date>
    <meta:editing-duration>PT7H7M20S</meta:editing-duration>
    <meta:editing-cycles>2</meta:editing-cycles>
    <meta:generator>LibreOffice/7.6.2.1$Linux_X86_64 LibreOffice_project/60$Build-1</meta:generator>
    <meta:document-statistic meta:table-count="0" meta:image-count="0" meta:object-count="0" meta:page-count="5" meta:paragraph-count="101" meta:word-count="1208" meta:character-count="7260" meta:non-whitespace-character-count="6155"/>
  </office:meta>
</office:document-meta>
</file>